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26ea" officeooo:paragraph-rsid="0023c43a"/>
    </style:style>
    <style:style style:name="P2" style:family="paragraph" style:parent-style-name="Standard">
      <style:text-properties officeooo:rsid="001a0d68" officeooo:paragraph-rsid="001835fe"/>
    </style:style>
    <style:style style:name="P3" style:family="paragraph" style:parent-style-name="Standard">
      <style:text-properties fo:color="#800000" officeooo:rsid="001a0d68" officeooo:paragraph-rsid="001a0d68"/>
    </style:style>
    <style:style style:name="P4" style:family="paragraph" style:parent-style-name="Standard">
      <style:text-properties fo:color="#800000" officeooo:rsid="002879d6" officeooo:paragraph-rsid="002879d6"/>
    </style:style>
    <style:style style:name="P5" style:family="paragraph" style:parent-style-name="Standard">
      <style:text-properties fo:color="#800000" officeooo:rsid="002cbaac" officeooo:paragraph-rsid="002cbaac"/>
    </style:style>
    <style:style style:name="P6" style:family="paragraph" style:parent-style-name="Standard">
      <style:text-properties fo:color="#800000" fo:font-weight="bold" officeooo:rsid="00293838" officeooo:paragraph-rsid="00293838" fo:background-color="#ffff00" style:font-weight-asian="bold" style:font-weight-complex="bold"/>
    </style:style>
    <style:style style:name="P7" style:family="paragraph" style:parent-style-name="Standard">
      <style:text-properties officeooo:rsid="002ad6d5" officeooo:paragraph-rsid="002ad6d5"/>
    </style:style>
    <style:style style:name="P8" style:family="paragraph" style:parent-style-name="Table_20_Contents">
      <style:text-properties fo:color="#800000"/>
    </style:style>
    <style:style style:name="P9" style:family="paragraph" style:parent-style-name="Table_20_Contents">
      <style:text-properties fo:color="#800000" officeooo:rsid="002879d6" officeooo:paragraph-rsid="002879d6"/>
    </style:style>
    <style:style style:name="P10" style:family="paragraph" style:parent-style-name="Standard">
      <style:text-properties fo:color="#800000" officeooo:rsid="002e1e2e" officeooo:paragraph-rsid="001a0d68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bb7a4" officeooo:paragraph-rsid="001bb7a4" style:font-weight-asian="bold" style:font-weight-complex="bold"/>
    </style:style>
    <style:style style:name="T1" style:family="text">
      <style:text-properties officeooo:rsid="002e1e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><text:span text:style-name="T1">INFORMACIÓN NECESIARIA PARA PODER</text:span> EJECUTAR LOS PROYECTOS</text:p>
      <text:p text:style-name="P2"/>
      <text:p text:style-name="P6">Antes de enviar este documento debes cambiarle el nombre al documento y ponerle como nombre tu nombre completo.</text:p>
      <text:p text:style-name="P10"/>
      <text:p text:style-name="P3"/>
      <text:p text:style-name="P4">Autor proyecto:</text:p>
      <text:p text:style-name="P4">Título proyecto:</text:p>
      <text:p text:style-name="P5">Enlace al proyecto en GitHub:</text:p>
      <text:p text:style-name="P4">url de acceso:</text:p>
      <text:p text:style-name="P4">Relación de usuarios: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9">USUARIO</text:p>
          </table:table-cell>
          <table:table-cell table:style-name="Tabla1.A1" office:value-type="string">
            <text:p text:style-name="P9">CONTRASEÑA</text:p>
          </table:table-cell>
          <table:table-cell table:style-name="Tabla1.C1" office:value-type="string">
            <text:p text:style-name="P9">PERFIL (administrador,...)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C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C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C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C2" office:value-type="string">
            <text:p text:style-name="P8"/>
          </table:table-cell>
        </table:table-row>
      </table:table>
      <text:p text:style-name="P4"/>
      <text:p text:style-name="P7">Observaciones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0:56:49.057000000</meta:creation-date>
    <dc:date>2022-05-31T11:38:48.774000000</dc:date>
    <meta:editing-duration>PT43M48S</meta:editing-duration>
    <meta:editing-cycles>29</meta:editing-cycles>
    <meta:generator>LibreOffice/4.1.6.2$Windows_x86 LibreOffice_project/40ff705089295be5be0aae9b15123f687c05b0a</meta:generator>
    <meta:document-statistic meta:table-count="1" meta:image-count="0" meta:object-count="0" meta:page-count="1" meta:paragraph-count="11" meta:word-count="45" meta:character-count="320" meta:non-whitespace-character-count="285"/>
  </office:meta>
</office:document-meta>
</file>